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875cm" svg:height="0.775cm" draw:transform="rotate (-1.97274565352919) translate (8.36659456992439cm 3.40719024816149cm)" svg:viewBox="0 0 4876 776" svg:d="M72 658c332 3 1499 108 2218 117 721 9 2063-69 2482-51 127 5 174-661-71-665-245-3-1156 154-1994 164-837 9-2155-189-2564-223-143-12-200 656-71 658z">
          <text:p/>
        </draw:path>
        <draw:path draw:style-name="gr1" draw:text-style-name="P1" draw:layer="layout" svg:width="2.637cm" svg:height="1.773cm" draw:transform="skewX (0.000698131700797736) rotate (-1.29503430497979) translate (6.66849228203086cm 3.20192373895701cm)" svg:viewBox="0 0 2638 1774" svg:d="M306 1774c246 3 662-133 1187-382 526-247 787-505 1112-751 170-131-376-761-545-621-449 374-455 402-866 621-412 219-921 358-1143 355-162 8 101 777 255 778z">
          <text:p/>
        </draw:path>
        <draw:path draw:style-name="gr1" draw:text-style-name="P1" draw:layer="layout" svg:width="0.903cm" svg:height="0.66cm" draw:transform="skewX (0.00122173047639596) rotate (-2.15652882376419) translate (5.8557069715421cm 3.565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8.5396577737705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605) rotate (-2.15652882376419) translate (6.6558736382088cm 7.46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4.809cm" svg:height="0.72cm" draw:transform="rotate (-1.97274565352919) translate (4.91240065001556cm 3.44484928809627cm)" svg:viewBox="0 0 4810 721" svg:d="M72 721c332 3 1394-142 2113-133 721 9 2102 59 2521 77 127 5 174-661-71-665-245-3-1195 26-2032 36-837 9-2051 61-2460 26-143-11-200 657-71 659z">
          <text:p/>
        </draw:path>
        <draw:path draw:style-name="gr1" draw:text-style-name="P1" draw:layer="layout" svg:width="2.86cm" svg:height="1.793cm" draw:transform="skewX (0.000698131700797723) rotate (-1.29503430497979) translate (3.2341917449375cm 2.9870624931754cm)" svg:viewBox="0 0 2861 1794" svg:d="M366 1794c313 3 825-153 1350-401 526-247 787-506 1112-752 170-130-376-761-545-621-449 374-455 403-866 621-412 219-1062 385-1305 371-243-13-61 779 254 782z">
          <text:p/>
        </draw:path>
        <draw:path draw:style-name="gr1" draw:text-style-name="P1" draw:layer="layout" svg:width="0.903cm" svg:height="0.66cm" draw:transform="skewX (0.00122173047639597) rotate (-2.15652882376419) translate (2.4227069715421cm 3.41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5.02265777377049cm 3.221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605) rotate (-2.15652882376419) translate (3.2818736382088cm 7.4633621593124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10:46.843000000</dc:date>
    <meta:editing-duration>PT2M58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